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co1" style:family="table-column">
      <style:table-column-properties style:column-width="4.367cm" style:use-optimal-column-width="false"/>
    </style:style>
    <style:style style:name="co2" style:family="table-column">
      <style:table-column-properties style:column-width="1.454cm" style:use-optimal-column-width="false"/>
    </style:style>
    <style:style style:name="co3" style:family="table-column">
      <style:table-column-properties style:column-width="11.179cm" style:use-optimal-column-width="false"/>
    </style:style>
    <style:style style:name="ro1" style:family="table-row">
      <style:table-row-properties style:row-height="0.954cm"/>
    </style:style>
    <style:style style:name="ro2" style:family="table-row">
      <style:table-row-properties style:row-height="0cm"/>
    </style:style>
    <style:style style:name="ce1" style:family="table-cell">
      <style:graphic-properties style:repeat="repeat"/>
    </style:style>
    <style:style style:name="P1" style:family="paragraph">
      <style:paragraph-properties fo:text-align="center">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text-properties style:font-name="Times New Roman" fo:font-size="11pt" fo:font-weight="bold" style:font-name-asian="Times New Roman" style:font-size-asian="11pt" style:font-weight-asian="bold" style:font-weight-complex="bold"/>
    </style:style>
    <style:style style:name="P2" style:family="paragraph">
      <style:paragraph-properties>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text-properties style:font-name="Times New Roman" fo:font-size="11pt" style:font-name-asian="Times New Roman" style:font-size-asian="11pt"/>
    </style:style>
    <style:style style:name="P3" style:family="paragraph">
      <style:paragraph-properties fo:text-align="center">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text-properties style:font-name="Times New Roman" fo:font-size="11pt" style:font-name-asian="Times New Roman" style:font-size-asian="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6.999cm" svg:height="26.126cm" svg:x="2.144cm" svg:y="1.99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Parameter name</text:p>
              </table:table-cell>
              <table:table-cell>
                <text:p text:style-name="P1">Value</text:p>
              </table:table-cell>
              <table:table-cell>
                <text:p text:style-name="P1">Description</text:p>
              </table:table-cell>
            </table:table-row>
            <table:table-row table:style-name="ro2" table:default-cell-style-name="ce1">
              <table:table-cell>
                <text:p text:style-name="P2">OCCUPIED_CELLS</text:p>
              </table:table-cell>
              <table:table-cell>
                <text:p text:style-name="P3">0.4</text:p>
              </table:table-cell>
              <table:table-cell>
                <text:p text:style-name="P2">Fraction of the grid initially occupied by individuals randomly placed on it.</text:p>
              </table:table-cell>
            </table:table-row>
            <table:table-row table:style-name="ro2" table:default-cell-style-name="ce1">
              <table:table-cell>
                <text:p text:style-name="P2">MAX_RESOURCE</text:p>
              </table:table-cell>
              <table:table-cell>
                <text:p text:style-name="P3">20</text:p>
              </table:table-cell>
              <table:table-cell>
                <text:p text:style-name="P2">Maximum amount of resource an individual may possess at any given time.</text:p>
              </table:table-cell>
            </table:table-row>
            <table:table-row table:style-name="ro2" table:default-cell-style-name="ce1">
              <table:table-cell>
                <text:p text:style-name="P2">MIN_RESOURCE</text:p>
              </table:table-cell>
              <table:table-cell>
                <text:p text:style-name="P3">3</text:p>
              </table:table-cell>
              <table:table-cell>
                <text:p text:style-name="P2">Death threshold: minimum amount of resource at individual may possess. Any individual possessing less than this amount at any given iteration will die (see text).</text:p>
              </table:table-cell>
            </table:table-row>
            <table:table-row table:style-name="ro2" table:default-cell-style-name="ce1">
              <table:table-cell>
                <text:p text:style-name="P2">LIVING_EXPEND</text:p>
              </table:table-cell>
              <table:table-cell>
                <text:p text:style-name="P3">0.01</text:p>
              </table:table-cell>
              <table:table-cell>
                <text:p text:style-name="P2">Fraction of resource an individual spends in living every iteration of the model. Metabolic rate.</text:p>
              </table:table-cell>
            </table:table-row>
            <table:table-row table:style-name="ro2" table:default-cell-style-name="ce1">
              <table:table-cell>
                <text:p text:style-name="P2">MATING_RESOURCE</text:p>
              </table:table-cell>
              <table:table-cell>
                <text:p text:style-name="P3">0.5</text:p>
              </table:table-cell>
              <table:table-cell>
                <text:p text:style-name="P2">Fraction of MAX_RESOURCE that is required for an individual to be able to reproduce.</text:p>
              </table:table-cell>
            </table:table-row>
            <table:table-row table:style-name="ro2" table:default-cell-style-name="ce1">
              <table:table-cell>
                <text:p text:style-name="P2">MATING_ENERGY</text:p>
              </table:table-cell>
              <table:table-cell>
                <text:p text:style-name="P3">0.2</text:p>
              </table:table-cell>
              <table:table-cell>
                <text:p text:style-name="P2">Fraction of resource given to the offspring by the parent during reproduction. Each parent gives the same fraction. The total amount depends on how much resource the parent possesses at the time of reproduction.</text:p>
              </table:table-cell>
            </table:table-row>
            <table:table-row table:style-name="ro2" table:default-cell-style-name="ce1">
              <table:table-cell>
                <text:p text:style-name="P2">IMMIGRATION</text:p>
              </table:table-cell>
              <table:table-cell>
                <text:p text:style-name="P3">0.005</text:p>
              </table:table-cell>
              <table:table-cell>
                <text:p text:style-name="P2">Probability that a new individual will appear in a cell of the grid each iteration. The species this individual belongs to is randomly chosen from the original species pool.</text:p>
              </table:table-cell>
            </table:table-row>
            <table:table-row table:style-name="ro2" table:default-cell-style-name="ce1">
              <table:table-cell>
                <text:p text:style-name="P2">SYNTHESIS_ABILITY</text:p>
              </table:table-cell>
              <table:table-cell>
                <text:p text:style-name="P3">0.1</text:p>
              </table:table-cell>
              <table:table-cell>
                <text:p text:style-name="P2">Fraction of resource that is autotrophically created by each individual from the basal species every iteration. This is the only energy input to the system.</text:p>
              </table:table-cell>
            </table:table-row>
            <table:table-row table:style-name="ro2" table:default-cell-style-name="ce1">
              <table:table-cell>
                <text:p text:style-name="P2">HERB_FRACTION</text:p>
              </table:table-cell>
              <table:table-cell>
                <text:p text:style-name="P3">0.7</text:p>
              </table:table-cell>
              <table:table-cell>
                <text:p text:style-name="P2">Fraction of resource lost to herbivores by individuals belonging to a basal species during a trophic event, i.e. a species in the first trophic level feeding on a species in the basal level.</text:p>
              </table:table-cell>
            </table:table-row>
            <table:table-row table:style-name="ro2" table:default-cell-style-name="ce1">
              <table:table-cell>
                <text:p text:style-name="P2">OMNI_TRADEOFF</text:p>
              </table:table-cell>
              <table:table-cell>
                <text:p text:style-name="P3">0.4</text:p>
              </table:table-cell>
              <table:table-cell>
                <text:p text:style-name="P2">Fraction of resource that omnivores are effectively able to gather when feeding on a species from the basal level (a plant).</text:p>
              </table:table-cell>
            </table:table-row>
            <table:table-row table:style-name="ro2" table:default-cell-style-name="ce1">
              <table:table-cell>
                <text:p text:style-name="P2">MUT_FRACTION</text:p>
              </table:table-cell>
              <table:table-cell>
                <text:p text:style-name="P3">0.25</text:p>
              </table:table-cell>
              <table:table-cell>
                <text:p text:style-name="P2">Fraction of resource of a primary producer (basal species individual) that a mutualistic partner obtains when an interaction of this type occurs.</text:p>
              </table:table-cell>
            </table:table-row>
            <table:table-row table:style-name="ro2" table:default-cell-style-name="ce1">
              <table:table-cell>
                <text:p text:style-name="P2">CAPTURE_PROB</text:p>
              </table:table-cell>
              <table:table-cell>
                <text:p text:style-name="P3">0.4</text:p>
              </table:table-cell>
              <table:table-cell>
                <text:p text:style-name="P2">Probability that a predator individual embark upon a trophic relationship with one of its prey individuals when it encounters it.</text:p>
              </table:table-cell>
            </table:table-row>
            <table:table-row table:style-name="ro2" table:default-cell-style-name="ce1">
              <table:table-cell>
                <text:p text:style-name="P2">EFFICIENCY_TRANSF</text:p>
              </table:table-cell>
              <table:table-cell>
                <text:p text:style-name="P3">0.2</text:p>
              </table:table-cell>
              <table:table-cell>
                <text:p text:style-name="P2">Fraction of the resource the prey that is assimilated by the predator in a carnivorous interaction, i.e. trophic interaction not involving individuals from the basal species.</text:p>
              </table:table-cell>
            </table:table-row>
            <table:table-row table:style-name="ro2" table:default-cell-style-name="ce1">
              <table:table-cell>
                <text:p text:style-name="P2">HERB_EFFICIENCY</text:p>
              </table:table-cell>
              <table:table-cell>
                <text:p text:style-name="P3">0.8</text:p>
              </table:table-cell>
              <table:table-cell>
                <text:p text:style-name="P2">Fraction of the resource of the prey assimilated by the herbivore in an herbivorous interaction.</text:p>
              </table:table-cell>
            </table:table-row>
            <table:table-row table:style-name="ro2" table:default-cell-style-name="ce1">
              <table:table-cell>
                <text:p text:style-name="P2">MUT_EFFICIENCY</text:p>
              </table:table-cell>
              <table:table-cell>
                <text:p text:style-name="P3">0.8</text:p>
              </table:table-cell>
              <table:table-cell>
                <text:p text:style-name="P2">Efficiency of an individual mutualist when dispersing a plant partner. In other words, the probability with which a mutualistic individual will facilitate the creation of a new individual of the last species of plant it visited when it is positioned on an empty cell immediately after it interacted with a mutualistic plant partner.</text:p>
              </table:table-cell>
            </table:table-row>
            <table:table-row table:style-name="ro2" table:default-cell-style-name="ce1">
              <table:table-cell>
                <text:p text:style-name="P2">MUT_COOLING</text:p>
              </table:table-cell>
              <table:table-cell>
                <text:p text:style-name="P3">0.9</text:p>
              </table:table-cell>
              <table:table-cell>
                <text:p text:style-name="P2">Cooling factor for the mutualistic efficiency of plant dispersers (mutualists). This is the fraction of mutualistic efficiency that remains after each iteration.</text:p>
              </table:table-cell>
            </table:table-row>
            <table:table-row table:style-name="ro2" table:default-cell-style-name="ce1">
              <table:table-cell>
                <text:p text:style-name="P2">REPROD_RATE</text:p>
              </table:table-cell>
              <table:table-cell>
                <text:p text:style-name="P3">0.01</text:p>
              </table:table-cell>
              <table:table-cell>
                <text:p text:style-name="P2">Reproduction rate of non-mutualistic plant species. Probability with which an individual belonging to a plant species that does not possess mutualistic partners for dispersal will create an offspring in any given iteration of the simulation run.</text:p>
              </table:table-cell>
            </table:table-row>
          </table:table>
          <draw:image xlink:href="Pictures/TablePreview1.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usty </meta:initial-creator>
    <meta:creation-date>2015-07-02T09:52:49.701574206</meta:creation-date>
    <dc:date>2015-07-02T09:53:26.743478310</dc:date>
    <dc:creator>rusty </dc:creator>
    <meta:editing-duration>P0D</meta:editing-duration>
    <meta:editing-cycles>1</meta:editing-cycles>
    <meta:document-statistic meta:object-count="1"/>
    <meta:generator>LibreOffice/4.2.8.2$Linux_X86_64 LibreOffice_project/420m0$Build-2</meta:generator>
  </office:meta>
</office:document-meta>
</file>